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181cm" fo:min-width="26.678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5.729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2cm" svg:stroke-color="#ffff00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8" style:family="paragraph">
      <loext:graphic-properties draw:fill="solid" draw:fill-color="#cccccc" draw:opacity="100%"/>
      <style:paragraph-properties fo:text-align="center" style:writing-mode="lr-tb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00" loext:opacity="100%" loext:color-lum-mod="100%" loext:color-lum-off="0%" fo:font-size="18pt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style:style style:name="T3" style:family="text">
      <style:text-properties fo:color="#ffff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78cm" svg:height="17.431cm" svg:x="1cm" svg:y="0.96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194cm" svg:height="16.129cm" svg:x="1.508cm" svg:y="1.762cm">
          <draw:text-box>
            <text:p text:style-name="P2"><text:span text:style-name="T1">Campus Electric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1.066cm" svg:y="3.201cm">
          <draw:text-box>
            <text:p text:style-name="P2">Gym</text:p>
          </draw:text-box>
        </draw:frame>
        <draw:custom-shape draw:style-name="gr4" draw:text-style-name="P6" draw:layer="layout" svg:width="2.032cm" svg:height="2.12cm" svg:x="4.707cm" svg:y="2.524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4.977cm" svg:height="1.062cm" svg:x="3.54cm" svg:y="5.272cm">
          <draw:text-box>
            <text:p text:style-name="P2"><text:span text:style-name="T2">Library Electric</text:span></text:p>
          </draw:text-box>
        </draw:frame>
        <draw:frame draw:style-name="gr6" draw:text-style-name="P8" draw:layer="layout" svg:width="2.54cm" svg:height="1.799cm" svg:x="3.921cm" svg:y="7.623cm">
          <draw:text-box>
            <text:p text:style-name="P2">Dining Hall</text:p>
          </draw:text-box>
        </draw:frame>
        <draw:frame draw:style-name="gr7" draw:text-style-name="P7" draw:layer="layout" svg:width="6.374cm" svg:height="1.062cm" svg:x="2.246cm" svg:y="10.017cm">
          <draw:text-box>
            <text:p text:style-name="P2"><text:span text:style-name="T2">Dining Hall Electric</text:span></text:p>
          </draw:text-box>
        </draw:frame>
        <draw:g>
          <draw:frame draw:style-name="gr8" draw:text-style-name="P9" draw:layer="layout" svg:width="4.026cm" svg:height="1.128cm" svg:x="19.415cm" svg:y="14.295cm">
            <draw:text-box>
              <text:p text:style-name="P2">Great Dorm</text:p>
            </draw:text-box>
          </draw:frame>
          <draw:frame draw:style-name="gr9" draw:text-style-name="P9" draw:layer="layout" svg:width="1.047cm" svg:height="2.416cm" svg:x="22.394cm" svg:y="11.903cm">
            <draw:text-box>
              <text:p/>
            </draw:text-box>
          </draw:frame>
        </draw:g>
        <draw:frame draw:style-name="gr10" draw:text-style-name="P10" draw:layer="layout" svg:width="7.112cm" svg:height="1.143cm" svg:x="18.272cm" svg:y="16.013cm">
          <draw:text-box>
            <text:p text:style-name="P2"><text:span text:style-name="T3">Great Dorm Electric</text:span></text:p>
          </draw:text-box>
        </draw:frame>
        <draw:frame draw:style-name="gr11" draw:text-style-name="P8" draw:layer="layout" svg:width="3.556cm" svg:height="2.519cm" svg:x="20.431cm" svg:y="6.736cm">
          <draw:text-box>
            <text:p text:style-name="P2">Theater</text:p>
          </draw:text-box>
        </draw:frame>
        <draw:frame draw:style-name="gr5" draw:text-style-name="P7" draw:layer="layout" svg:width="7.136cm" svg:height="1.062cm" svg:x="18.375cm" svg:y="9.817cm">
          <draw:text-box>
            <text:p text:style-name="P2"><text:span text:style-name="T2">Theater Electr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1-02-19T13:08:27.730930242</meta:creation-date>
    <dc:date>2023-06-29T11:03:54.851000000</dc:date>
    <dc:creator>Steven Huss-Lederman</dc:creator>
    <meta:editing-duration>PT2H10M45S</meta:editing-duration>
    <meta:editing-cycles>11</meta:editing-cycles>
    <meta:generator>LibreOffice/7.4.6.2$Windows_X86_64 LibreOffice_project/5b1f5509c2decdade7fda905e3e1429a67acd63d</meta:generator>
    <meta:document-statistic meta:object-count="13"/>
  </office:meta>
</office:document-meta>
</file>